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6.11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IM2 CLK</text:p>
          </table:table-cell>
          <table:table-cell table:formula="of:=168/2" office:value-type="float" office:value="84" calcext:value-type="float">
            <text:p>84</text:p>
          </table:table-cell>
          <table:table-cell office:value-type="string" calcext:value-type="string">
            <text:p>MHz</text:p>
          </table:table-cell>
          <table:table-cell table:number-columns-repeated="3"/>
        </table:table-row>
        <table:table-row table:style-name="ro1">
          <table:table-cell/>
          <table:table-cell table:formula="of:=1/[.B2]" office:value-type="float" office:value="0.0119047619047619" calcext:value-type="float">
            <text:p>0,0119047619</text:p>
          </table:table-cell>
          <table:table-cell office:value-type="string" calcext:value-type="string">
            <text:p>µS/Tick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D Bitläng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µ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2 Ticks pro Bit</text:p>
          </table:table-cell>
          <table:table-cell table:formula="of:=[.B5]/[.B3]" office:value-type="float" office:value="336" calcext:value-type="float">
            <text:p>3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2 Ticks pro MFM Zelle</text:p>
          </table:table-cell>
          <table:table-cell table:formula="of:=[.B6]/2" office:value-type="float" office:value="168" calcext:value-type="float">
            <text:p>1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leranz</text:p>
          </table:table-cell>
          <table:table-cell table:formula="of:=[.B7]/2" office:value-type="float" office:value="84" calcext:value-type="float">
            <text:p>84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HD Bitlän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µ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2 Ticks pro Bit</text:p>
          </table:table-cell>
          <table:table-cell table:formula="of:=[.B10]/[.B3]" office:value-type="float" office:value="168" calcext:value-type="float">
            <text:p>1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2 Ticks pro MFM Zelle</text:p>
          </table:table-cell>
          <table:table-cell table:formula="of:=[.B11]/2" office:value-type="float" office:value="84" calcext:value-type="float">
            <text:p>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leranz</text:p>
          </table:table-cell>
          <table:table-cell table:formula="of:=[.B12]/2"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64 Bit/s</text:p>
          </table:table-cell>
          <table:table-cell office:value-type="float" office:value="307692" calcext:value-type="float">
            <text:p>307692</text:p>
          </table:table-cell>
          <table:table-cell office:value-type="float" office:value="285714" calcext:value-type="float">
            <text:p>285714</text:p>
          </table:table-cell>
          <table:table-cell office:value-type="float" office:value="266667" calcext:value-type="float">
            <text:p>266667</text:p>
          </table:table-cell>
          <table:table-cell office:value-type="float" office:value="250000" calcext:value-type="float">
            <text:p>250000</text:p>
          </table:table-cell>
          <table:table-cell/>
        </table:table-row>
        <table:table-row table:style-name="ro1">
          <table:table-cell office:value-type="string" calcext:value-type="string">
            <text:p>C64 Bitlänge</text:p>
          </table:table-cell>
          <table:table-cell table:formula="of:=10^6/[.B15]" office:value-type="float" office:value="3.25000325000325" calcext:value-type="float">
            <text:p>3,25000325</text:p>
          </table:table-cell>
          <table:table-cell table:formula="of:=10^6/[.C15]" office:value-type="float" office:value="3.5000035000035" calcext:value-type="float">
            <text:p>3,5000035</text:p>
          </table:table-cell>
          <table:table-cell table:formula="of:=10^6/[.D15]" office:value-type="float" office:value="3.74999531250586" calcext:value-type="float">
            <text:p>3,7499953125</text:p>
          </table:table-cell>
          <table:table-cell table:formula="of:=10^6/[.E15]" office:value-type="float" office:value="4" calcext:value-type="float">
            <text:p>4</text:p>
          </table:table-cell>
          <table:table-cell office:value-type="string" calcext:value-type="string">
            <text:p>µs</text:p>
          </table:table-cell>
        </table:table-row>
        <table:table-row table:style-name="ro1">
          <table:table-cell office:value-type="string" calcext:value-type="string">
            <text:p>300 RPM zu 360 RPM</text:p>
          </table:table-cell>
          <table:table-cell table:formula="of:=[.B16]*300/360" office:value-type="float" office:value="2.70833604166938" calcext:value-type="float">
            <text:p>2,7083360417</text:p>
          </table:table-cell>
          <table:table-cell table:formula="of:=[.C16]*300/360" office:value-type="float" office:value="2.91666958333625" calcext:value-type="float">
            <text:p>2,9166695833</text:p>
          </table:table-cell>
          <table:table-cell table:formula="of:=[.D16]*300/360" office:value-type="float" office:value="3.12499609375488" calcext:value-type="float">
            <text:p>3,1249960938</text:p>
          </table:table-cell>
          <table:table-cell table:formula="of:=[.E16]*300/360" office:value-type="float" office:value="3.33333333333333" calcext:value-type="float">
            <text:p>3,3333333333</text:p>
          </table:table-cell>
          <table:table-cell office:value-type="string" calcext:value-type="string">
            <text:p>µs</text:p>
          </table:table-cell>
        </table:table-row>
        <table:table-row table:style-name="ro1">
          <table:table-cell office:value-type="string" calcext:value-type="string">
            <text:p>TIM2 Ticks pro Bit / GCR Zelle</text:p>
          </table:table-cell>
          <table:table-cell table:formula="of:=[.B17]/[.$B$3]" office:value-type="float" office:value="227.500227500228" calcext:value-type="float">
            <text:p>227,5002275002</text:p>
          </table:table-cell>
          <table:table-cell table:formula="of:=[.C17]/[.$B$3]" office:value-type="float" office:value="245.000245000245" calcext:value-type="float">
            <text:p>245,0002450002</text:p>
          </table:table-cell>
          <table:table-cell table:formula="of:=[.D17]/[.$B$3]" office:value-type="float" office:value="262.49967187541" calcext:value-type="float">
            <text:p>262,4996718754</text:p>
          </table:table-cell>
          <table:table-cell table:formula="of:=[.E17]/[.$B$3]" office:value-type="float" office:value="280" calcext:value-type="float">
            <text:p>280</text:p>
          </table:table-cell>
          <table:table-cell/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 calcext:value-type="string">
            <text:p>Testqua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Hz</text:p>
          </table:table-cell>
          <table:table-cell table:number-columns-repeated="3"/>
        </table:table-row>
        <table:table-row table:style-name="ro1">
          <table:table-cell/>
          <table:table-cell table:formula="of:=1/[.B22]" office:value-type="float" office:value="1" calcext:value-type="float">
            <text:p>1</text:p>
          </table:table-cell>
          <table:table-cell office:value-type="string" calcext:value-type="string">
            <text:p>µS/Takt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IM3 CLK</text:p>
          </table:table-cell>
          <table:table-cell table:formula="of:=[.B2]/4000" office:value-type="float" office:value="0.021" calcext:value-type="float">
            <text:p>0,021</text:p>
          </table:table-cell>
          <table:table-cell office:value-type="string" calcext:value-type="string">
            <text:p>MHz</text:p>
          </table:table-cell>
          <table:table-cell table:number-columns-repeated="3"/>
        </table:table-row>
        <table:table-row table:style-name="ro1">
          <table:table-cell/>
          <table:table-cell table:formula="of:=1/[.B25]" office:value-type="float" office:value="47.6190476190476" calcext:value-type="float">
            <text:p>47,619047619</text:p>
          </table:table-cell>
          <table:table-cell office:value-type="string" calcext:value-type="string">
            <text:p>µS/Tick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isk Rotation 3½ Zoll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PM</text:p>
          </table:table-cell>
          <table:table-cell table:number-columns-repeated="3"/>
        </table:table-row>
        <table:table-row table:style-name="ro1">
          <table:table-cell/>
          <table:table-cell table:formula="of:=[.B28]/60" office:value-type="float" office:value="5" calcext:value-type="float">
            <text:p>5</text:p>
          </table:table-cell>
          <table:table-cell office:value-type="string" calcext:value-type="string">
            <text:p>RPS</text:p>
          </table:table-cell>
          <table:table-cell table:number-columns-repeated="3"/>
        </table:table-row>
        <table:table-row table:style-name="ro1">
          <table:table-cell/>
          <table:table-cell table:formula="of:=1/[.B29]" office:value-type="float" office:value="0.2" calcext:value-type="float">
            <text:p>0,2</text:p>
          </table:table-cell>
          <table:table-cell office:value-type="string" calcext:value-type="string">
            <text:p>SPR</text:p>
          </table:table-cell>
          <table:table-cell table:number-columns-repeated="3"/>
        </table:table-row>
        <table:table-row table:style-name="ro1">
          <table:table-cell/>
          <table:table-cell table:formula="of:=[.B30]*10^6" office:value-type="float" office:value="200000" calcext:value-type="float">
            <text:p>200000</text:p>
          </table:table-cell>
          <table:table-cell office:value-type="string" calcext:value-type="string">
            <text:p>µs/Umdrehu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wartung</text:p>
          </table:table-cell>
          <table:table-cell table:formula="of:=[.B31]/[.B26]" office:value-type="float" office:value="4200" calcext:value-type="float">
            <text:p>4200</text:p>
          </table:table-cell>
          <table:table-cell office:value-type="string" calcext:value-type="string">
            <text:p>TIM3 Ticks/Umdrehu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d zurück</text:p>
          </table:table-cell>
          <table:table-cell table:formula="of:=60*1000000/([.B32]*[.B26])" office:value-type="float" office:value="300" calcext:value-type="float">
            <text:p>300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isk Rotation 5¼ Zoll</text:p>
          </table:table-cell>
          <table:table-cell office:value-type="float" office:value="360.6" calcext:value-type="float">
            <text:p>360,6</text:p>
          </table:table-cell>
          <table:table-cell office:value-type="string" calcext:value-type="string">
            <text:p>RPM</text:p>
          </table:table-cell>
          <table:table-cell table:number-columns-repeated="3"/>
        </table:table-row>
        <table:table-row table:style-name="ro1">
          <table:table-cell/>
          <table:table-cell table:formula="of:=[.B35]/60" office:value-type="float" office:value="6.01" calcext:value-type="float">
            <text:p>6,01</text:p>
          </table:table-cell>
          <table:table-cell office:value-type="string" calcext:value-type="string">
            <text:p>RPS</text:p>
          </table:table-cell>
          <table:table-cell table:number-columns-repeated="2"/>
          <table:table-cell table:formula="of:=[.B39]/(7795*8)" office:value-type="float" office:value="224.129337569734" calcext:value-type="float">
            <text:p>224,1293375697</text:p>
          </table:table-cell>
        </table:table-row>
        <table:table-row table:style-name="ro1">
          <table:table-cell/>
          <table:table-cell table:formula="of:=10^6/[.B36]" office:value-type="float" office:value="166389.351081531" calcext:value-type="float">
            <text:p>166389,351081531</text:p>
          </table:table-cell>
          <table:table-cell office:value-type="string" calcext:value-type="string">
            <text:p>µSP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3 Ticks</text:p>
          </table:table-cell>
          <table:table-cell table:formula="of:=[.B37]/[.B26]" office:value-type="float" office:value="3494.17637271215" calcext:value-type="float">
            <text:p>3494,1763727122</text:p>
          </table:table-cell>
          <table:table-cell table:number-columns-repeated="3"/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string" calcext:value-type="string">
            <text:p>TIM2 Ticks</text:p>
          </table:table-cell>
          <table:table-cell table:formula="of:=[.B37]/[.B3]" office:value-type="float" office:value="13976705.4908486" calcext:value-type="float">
            <text:p>13976705,4908486</text:p>
          </table:table-cell>
          <table:table-cell table:number-columns-repeated="3"/>
          <table:table-cell table:formula="of:=[.B39]/[.F38]/8" office:value-type="float" office:value="7799.50083194676" calcext:value-type="float">
            <text:p>7799,5008319468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USB Bulk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Byte/ms</text:p>
          </table:table-cell>
          <table:table-cell table:number-columns-repeated="3"/>
        </table:table-row>
        <table:table-row table:style-name="ro1">
          <table:table-cell/>
          <table:table-cell table:formula="of:=[.B41]*1000" office:value-type="float" office:value="64000" calcext:value-type="float">
            <text:p>64000</text:p>
          </table:table-cell>
          <table:table-cell office:value-type="string" calcext:value-type="string">
            <text:p>Byte/s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aten pro DD Spur</text:p>
          </table:table-cell>
          <table:table-cell table:formula="of:=512*9*2" office:value-type="float" office:value="9216" calcext:value-type="float">
            <text:p>9216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D Kapazität</text:p>
          </table:table-cell>
          <table:table-cell table:formula="of:=80*9*512*2" office:value-type="float" office:value="737280" calcext:value-type="float">
            <text:p>737280</text:p>
          </table:table-cell>
          <table:table-cell table:number-columns-repeated="4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Amiga Turrican 2 Cells pro Spur</text:p>
          </table:table-cell>
          <table:table-cell table:formula="of:=13867*8*2" office:value-type="float" office:value="221872" calcext:value-type="float">
            <text:p>221872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PC Turrican 2 Spur 1</text:p>
          </table:table-cell>
          <table:table-cell table:formula="of:=6280*[.B5]*8" office:value-type="float" office:value="200960" calcext:value-type="float">
            <text:p>20096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7">00.00.0000</text:date>, <text:time style:data-style-name="N2" text:time-value="13:42:39.536364202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5T19:07:13.249796245</meta:creation-date>
    <dc:date>2016-05-07T14:30:54.864804837</dc:date>
    <meta:editing-duration>PT12H51S</meta:editing-duration>
    <meta:editing-cycles>20</meta:editing-cycles>
    <meta:generator>LibreOffice/5.1.2.1.0$Linux_X86_64 LibreOffice_project/10m0$Build-1</meta:generator>
    <meta:document-statistic meta:table-count="1" meta:cell-count="96" meta:object-count="0"/>
  </office:meta>
</office:document-meta>
</file>